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d8b6" officeooo:paragraph-rsid="001ed8b6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ed8b6" officeooo:paragraph-rsid="001ed8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cc0000" fo:font-style="italic" fo:font-weight="bold" officeooo:rsid="0014af5e" officeooo:paragraph-rsid="001ed8b6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c0000" fo:font-style="italic" fo:font-weight="bold" officeooo:rsid="0014af5e" officeooo:paragraph-rsid="001ed8b6" style:font-style-asian="italic" style:font-weight-asian="bold" style:font-style-complex="italic" style:font-weight-complex="bold"/>
    </style:style>
    <style:style style:name="T1" style:family="text">
      <style:text-properties officeooo:rsid="002053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wer Point 00 - What is Bioinformatics </text:p>
      <text:p text:style-name="P1"/>
      <text:p text:style-name="P1">The main purpose of this talk is to establish an appropriate answer to the question "What is Bioinformatics?" </text:p>
      <text:p text:style-name="P1"/>
      <text:p text:style-name="P1">As a swift search with google will confirm, there are number of definitions that vary widely in formality, length and completeness. </text:p>
      <text:p text:style-name="P1"/>
      <text:p text:style-name="P1">It would appear that there is considerable freedom to choose a meaning for the term Bioinformatics to fit different circumstances. </text:p>
      <text:p text:style-name="P1"/>
      <text:p text:style-name="P3">&lt;Click&gt; </text:p>
      <text:p text:style-name="P1"/>
      <text:p text:style-name="P1">Just search for the term with google and you will see what I mean. </text:p>
      <text:p text:style-name="P1">Suggestions you might find range from a sentence or two to several paragraphs of deep and meaningful discussion! </text:p>
      <text:p text:style-name="P1"/>
      <text:p text:style-name="P1">Perhaps the "best" definition will depend on the context in which it is to be applied. In our case, the course upon which you are about to embark. </text:p>
      <text:p text:style-name="P1"/>
      <text:p text:style-name="P3">&lt;Click&gt; </text:p>
      <text:p text:style-name="P1"/>
      <text:p text:style-name="P1">You will already be familiar with the primary aim of this course, which is to provide a first Introduction to Bioinformatics </text:p>
      <text:p text:style-name="P1"/>
      <text:p text:style-name="P3">&lt;Click&gt; </text:p>
      <text:p text:style-name="P1"/>
      <text:p text:style-name="P1">and its intended audience, which is Biologists with little or no experience of using Bioinformatics in their studies. </text:p>
      <text:p text:style-name="P1"/>
      <text:p text:style-name="P3">&lt;Click&gt; </text:p>
      <text:p text:style-name="P1"/>
      <text:p text:style-name="P1">Both of which would suggest the use of a relatively uncomplicated definition that covers all the asects of Bioinformatics that you will meet in the course of the next few weeks. </text:p>
      <text:p text:style-name="P1"/>
      <text:p text:style-name="P1">Perhaps: </text:p>
      <text:p text:style-name="P1"/>
      <text:p text:style-name="P3">&lt;Click&gt; </text:p>
      <text:p text:style-name="P1"/>
      <text:p text:style-name="P1">"The design, construction and use of software tools to generate, store, annotate, access and analyse data and information relating to Molecular Biology" </text:p>
      <text:p text:style-name="P1"/>
      <text:p text:style-name="P1">Well ... I did say "relatively" uncomplicated? </text:p>
      <text:p text:style-name="P1"/>
      <text:p text:style-name="P1"/>
      <text:p text:style-name="P3">&lt;Click&gt; </text:p>
      <text:p text:style-name="P1"/>
      <text:p text:style-name="P1">In this course, the emphasis will largely be on the use of simple software tools, rather than there construction </text:p>
      <text:p text:style-name="P1"/>
      <text:p text:style-name="P1">However, it is increasingly the case that basic programming skills and familiarity with statistical packages is an essential of Bioinformatics, even at the introductory level. </text:p>
      <text:p text:style-name="P1"/>
      <text:p text:style-name="P1">Typical projects are now are sufficiently diverse that it is not safe to assume a ready made software tool will always be available for every purpose. </text:p>
      <text:p text:style-name="P1"/>
      <text:p text:style-name="P1">Some capacity to customise and order the available analytical tools is an extremely important skill. </text:p>
      <text:p text:style-name="P1"/>
      <text:p text:style-name="P1">Also many projects now require the analysis of vast amounts of sequence related data. </text:p>
      <text:p text:style-name="P1"/>
      <text:p text:style-name="P1">This is not possible without a reasonable understanding of basic statistics and a familiarity with the related software tools. </text:p>
      <text:p text:style-name="P1"/>
      <text:p text:style-name="P3">&lt;Click&gt; </text:p>
      <text:p text:style-name="P1"/>
      <text:p text:style-name="P1">In this course, the emphasis will largely be on the access &amp; analysis of data &amp; information rather than their generation or their storage and annotation in databases. </text:p>
      <text:p text:style-name="P1"/>
      <text:p text:style-name="P1">Most access and analysis can be achieved with web-based resources, the use of which are normally quite straight forward. Generating data and storing it, with its interpretation, into databases is much more demanding. A good informatics foundation is essential. </text:p>
      <text:p text:style-name="P1"/>
      <text:p text:style-name="P1">This is a little unfortunate as, whilst constructing databases is not a common requirement of an individual project, generating sequence related data often is. </text:p>
      <text:p text:style-name="P1"/>
      <text:p text:style-name="P1">However, full control over the current software tools associated with modern sequencing techniques requires a moderately good grasp of the Linux operating system as seen from the command line. Something beyond the gentle introduction you will be offered as part of this course. </text:p>
      <text:p text:style-name="P1"/>
      <text:p text:style-name="P1">Accordingly, a fully consideration of modern high volume sequencing was considered to be something best tackled separately and subsequently to the current training schedule. </text:p>
      <text:p text:style-name="P1"/>
      <text:p text:style-name="P3">&lt;Click&gt; </text:p>
      <text:p text:style-name="P1"/>
      <text:p text:style-name="P1">And now it is your turn! To think though a few simple issues. </text:p>
      <text:p text:style-name="P1">Maybe when you have come to an individual or group opinion, you would like to submit your views for course wide consideration? </text:p>
      <text:p text:style-name="P1"/>
      <text:p text:style-name="P1">I imagine you will be likely to change you views as the course proceeds, so there is no real necessity for an instant response, just a bit of <text:span text:style-name="T1">preliminary</text:span> investigation and evaluation </text:p>
      <text:p text:style-name="P1"/>
      <text:p text:style-name="P3">&lt;Click&gt; </text:p>
      <text:p text:style-name="P1"/>
      <text:p text:style-name="P1">So first ... my definition of Bioinformatics. I feel sure this can be improved! Feel very free to be cruel. </text:p>
      <text:p text:style-name="P1"/>
      <text:p text:style-name="P3">&lt;Click&gt; </text:p>
      <text:p text:style-name="P1"/>
      <text:p text:style-name="P1">Computational Biology is certainly related to Bioinformatics, but not (in the judgement of most) the same thing. Take a look at a few definitions </text:p>
      <text:p text:style-name="P1"/>
      <text:p text:style-name="P3">&lt;Click&gt; </text:p>
      <text:p text:style-name="P1"/>
      <text:p text:style-name="P1">and come to your own conclusions. </text:p>
      <text:p text:style-name="P1"/>
      <text:p text:style-name="P3">&lt;Click&gt; </text:p>
      <text:p text:style-name="P1"/>
      <text:p text:style-name="P1">If you agree with the majority view that Computational Biology and Bioinformatics differ, what do you consider to be the differences and the points of overlap? </text:p>
      <text:p text:style-name="P1"/>
      <text:p text:style-name="P1">Time for tea? Next we consider some of the individual elements of Bioinformatics, concentrating on those to be presented to you in the coming weeks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1:30:35.054887106</meta:creation-date>
    <dc:date>2016-06-15T11:47:03.65316051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4" meta:word-count="682" meta:character-count="4229" meta:non-whitespace-character-count="3547"/>
  </office:meta>
</office:document-meta>
</file>